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4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7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co6" style:family="table-column">
      <style:table-column-properties fo:break-before="auto" style:column-width="4.57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11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AVA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4" table:number-columns-repeated="1019" table:default-cell-style-name="ce29"/>
        <table:table-row table:style-name="ro1">
          <table:table-cell table:style-name="ce21" office:value-type="string" calcext:value-type="string">
            <text:p>Obra</text:p>
          </table:table-cell>
          <table:table-cell table:style-name="ce21" office:value-type="string" calcext:value-type="string">
            <text:p>Autor</text:p>
          </table:table-cell>
          <table:table-cell table:style-name="ce21" office:value-type="string" calcext:value-type="string">
            <text:p>Comentários</text:p>
          </table:table-cell>
          <table:table-cell table:style-name="ce21" office:value-type="string" calcext:value-type="string">
            <text:p>Disp.</text:p>
          </table:table-cell>
          <table:table-cell table:style-name="ce21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Roadmaps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6 vídeos curtos, de ~15minutos cada + lista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23" office:value-type="string" calcext:value-type="string">
              <text:p>Java Roadmap for Beginners 2022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23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Full Stack Java Developer Roadmap for Beginners 2022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16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Java Developer Road Map - Learning Path for Java Developer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16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How to Become a Full Stack Java Developer - Learning Path for Full Stack Java Developer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12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Top Skills to Become a Full-Stack Java Developer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15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How to Learn Spring Boot Step by Step - Spring Boot Learning Path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13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Learning Paths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17 vídeos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playlist?list=PLGRDMO4rOGcOirWnWTOyBWguwxgeXlxYo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24" table:number-columns-repeated="5"/>
          <table:table-cell table:style-name="ce30" table:number-columns-repeated="1019"/>
        </table:table-row>
        <table:table-row table:style-name="ro2">
          <table:table-cell table:style-name="ce22" office:value-type="string" calcext:value-type="string">
            <text:p>Angular, Spring e Heroku</text:p>
          </table:table-cell>
          <table:table-cell table:style-name="ce27" office:value-type="string" calcext:value-type="string">
            <text:p>Java Guides</text:p>
          </table:table-cell>
          <table:table-cell table:style-name="ce27" office:value-type="string" calcext:value-type="string">
            <text:p>27 vídeos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23" office:value-type="string" calcext:value-type="string">
              <text:p>Angular + Spring Boot CRUD Full Stack Application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26 vídeos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Create and Deploy Angular Application to Heroku - Step by Step Guide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17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24" table:number-columns-repeated="5"/>
          <table:table-cell table:style-name="ce30" table:number-columns-repeated="1019"/>
        </table:table-row>
        <table:table-row table:style-name="ro2">
          <table:table-cell table:style-name="ce22" office:value-type="string" calcext:value-type="string">
            <text:p>Spring Boot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5 cursos, +20h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23" office:value-type="string" calcext:value-type="string">
              <text:p>Spring Boot Tutorial - Learn Spring Boot in 10 Hours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9h43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_thI-4AF7M8&amp;list=PLGRDMO4rOGcNMEBEzfUHnrEWp9mjOtRyN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Spring Boot Tutorial | Full Course [New]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5h10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slTUtTSwRKU&amp;list=PLGRDMO4rOGcNMEBEzfUHnrEWp9mjOtRyN&amp;index=6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Spring Boot Restful Web Services Tutorial | Full Course ✅ | REST API | Spring Boot for Beginners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2h25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th3uIP7D8nk&amp;list=PLGRDMO4rOGcNMEBEzfUHnrEWp9mjOtRyN&amp;index=7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Spring Boot Hibernate MySQL CRUD REST API Tutorial | Controller, Service and DAO Layer | Full Course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1h27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4Ico2HjRTCE&amp;list=PLGRDMO4rOGcNMEBEzfUHnrEWp9mjOtRyN&amp;index=9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Spring MVC Tutorial with Spring Boot | Full Course ✅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1h51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watch?v=Ku3gsv7_bCc&amp;list=PLGRDMO4rOGcNMEBEzfUHnrEWp9mjOtRyN&amp;index=11" xlink:type="simple">link</text:a></text:p>
          </table:table-cell>
          <table:table-cell table:number-columns-repeated="1019"/>
        </table:table-row>
        <table:table-row table:style-name="ro2">
          <table:table-cell table:style-name="ce24" table:number-columns-repeated="5"/>
          <table:table-cell table:style-name="ce30" table:number-columns-repeated="1019"/>
        </table:table-row>
        <table:table-row table:style-name="ro2">
          <table:table-cell table:style-name="ce22" office:value-type="string" calcext:value-type="string">
            <text:p>Validation in Spring Boot | Hibernate Validator | Crash Course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31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watch?v=0jJsrD6SmUw&amp;list=PLGRDMO4rOGcNMEBEzfUHnrEWp9mjOtRyN&amp;index=12" xlink:type="simple">link</text:a></text:p>
          </table:table-cell>
          <table:table-cell table:number-columns-repeated="1019"/>
        </table:table-row>
        <table:table-row table:style-name="ro2">
          <table:table-cell table:style-name="ce24" table:number-columns-repeated="5"/>
          <table:table-cell table:style-name="ce30" table:number-columns-repeated="1019"/>
        </table:table-row>
        <table:table-row table:style-name="ro2">
          <table:table-cell table:style-name="ce22" office:value-type="string" calcext:value-type="string">
            <text:p>Spring Data REST Tutorial | Crash Course ✅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48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watch?v=M3aAcOgeyuQ&amp;list=PLGRDMO4rOGcNMEBEzfUHnrEWp9mjOtRyN&amp;index=17" xlink:type="simple">link</text:a></text:p>
          </table:table-cell>
          <table:table-cell table:number-columns-repeated="1019"/>
        </table:table-row>
        <table:table-row table:style-name="ro2">
          <table:table-cell table:style-name="ce24" table:number-columns-repeated="5"/>
          <table:table-cell table:style-name="ce30" table:number-columns-repeated="1019"/>
        </table:table-row>
        <table:table-row table:style-name="ro2">
          <table:table-cell table:style-name="ce22" office:value-type="string" calcext:value-type="string">
            <text:p>Java 8 Stream API Tutorial | Examples | Crash Course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54’</text:p>
          </table:table-cell>
          <table:table-cell table:style-name="ce26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8yyHwQtnOj4&amp;list=PLGRDMO4rOGcNMEBEzfUHnrEWp9mjOtRyN&amp;index=19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Quick Recap of My 14+ Free Courses on My YouTube Channel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4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watch?v=T9dvr60ZMow&amp;list=PLGRDMO4rOGcNMEBEzfUHnrEWp9mjOtRyN&amp;index=1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Dockerizing Spring Boot Application | Spring Boot Docker Tutorial | Docker Image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19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watch?v=RVIbMuNs1aw&amp;list=PLGRDMO4rOGcMLpqU4WsGKdpHIIAPjF-Tx&amp;index=1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JDBC Tutorial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16 vídeos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playlist?list=PLGRDMO4rOGcPgplpMgG0_RFB23TrURhR0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Spring Security Tutorial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4 vídeos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playlist?list=PLGRDMO4rOGcNmd7-Pm37jOWfjC7ZjhU2V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Spring Boot Testing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4 vídeos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playlist?list=PLGRDMO4rOGcNHvzGvSmN4qoV_az4rLdUS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Deployment Videos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12 vídeos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playlist?list=PLGRDMO4rOGcP0icXsP4-zAOyM2DO7Y_D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Java Collections Framework | Full Course ✅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3h25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watch?v=GdAon80-0KA&amp;list=PLGRDMO4rOGcNMEBEzfUHnrEWp9mjOtRyN&amp;index=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Java 8 Tutorials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26 vídeos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playlist?list=PLGRDMO4rOGcNXD2v76zM1nJybIwhBSwzZ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JavaScript Tutorials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2 vídeos, 12’ cada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playlist?list=PLGRDMO4rOGcNnhRqg_M0ptvbbOJXZezw2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TypeScript Tutorial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3 vídeos, 20’, 11’ e 20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playlist?list=PLGRDMO4rOGcNIUlFwvf4komFcM_mM82GG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JPA/Hibernate</text:p>
          </table:table-cell>
          <table:table-cell table:style-name="ce26" office:value-type="string" calcext:value-type="string">
            <text:p>Java Guides</text:p>
          </table:table-cell>
          <table:table-cell table:style-name="ce26" office:value-type="string" calcext:value-type="string">
            <text:p>32 vídeos (os 3 individuais são repetidos)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23" office:value-type="string" calcext:value-type="string">
              <text:p>JPA / Hibernate One to One Mapping Example with Spring Boot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21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kAYjrhcrx_8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JPA / Hibernate One to Many Mapping Example with Spring Boot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20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Buya2plwkj4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JPA / Hibernate Many to Many Mapping Example with Spring Boot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25’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watch?v=-q9rp2pzvGU" xlink:type="simple">link</text:a></text:p>
            </table:table-cell>
            <table:table-cell table:number-columns-repeated="1019"/>
          </table:table-row>
          <table:table-row table:style-name="ro2">
            <table:table-cell table:style-name="ce23" office:value-type="string" calcext:value-type="string">
              <text:p>Hibernate 5 Full Course</text:p>
            </table:table-cell>
            <table:table-cell table:style-name="ce23" office:value-type="string" calcext:value-type="string">
              <text:p>Java Guides</text:p>
            </table:table-cell>
            <table:table-cell table:style-name="ce23" office:value-type="string" calcext:value-type="string">
              <text:p>32 vídeos</text:p>
            </table:table-cell>
            <table:table-cell table:style-name="ce23" office:value-type="string" calcext:value-type="string">
              <text:p>OK</text:p>
            </table:table-cell>
            <table:table-cell table:style-name="ce23" office:value-type="string" calcext:value-type="string">
              <text:p><text:a xlink:href="https://www.youtube.com/playlist?list=PLGRDMO4rOGcMrHnQoSg3pK4PpxCV6pzmO" xlink:type="simple">link</text:a></text:p>
            </table:table-cell>
            <table:table-cell table:number-columns-repeated="1019"/>
          </table:table-row>
        </table:table-row-group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ULAR" table:style-name="ta1">
        <table:table-column table:style-name="co1" table:default-cell-style-name="ce25"/>
        <table:table-column table:style-name="co6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4" table:number-columns-repeated="1019" table:default-cell-style-name="ce29"/>
        <table:table-row table:style-name="ro1">
          <table:table-cell table:style-name="ce21" office:value-type="string" calcext:value-type="string">
            <text:p>Obra</text:p>
          </table:table-cell>
          <table:table-cell table:style-name="ce21" office:value-type="string" calcext:value-type="string">
            <text:p>Autor</text:p>
          </table:table-cell>
          <table:table-cell table:style-name="ce21" office:value-type="string" calcext:value-type="string">
            <text:p>Comentários</text:p>
          </table:table-cell>
          <table:table-cell table:style-name="ce21" office:value-type="string" calcext:value-type="string">
            <text:p>Disp.</text:p>
          </table:table-cell>
          <table:table-cell table:style-name="ce21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Angular Crash Course | Angular Tutorial | Angular Tutorial For Beginners | Simplilearn</text:p>
          </table:table-cell>
          <table:table-cell table:style-name="ce26" office:value-type="string" calcext:value-type="string">
            <text:p>Simplilearn</text:p>
          </table:table-cell>
          <table:table-cell table:style-name="ce26" office:value-type="string" calcext:value-type="string">
            <text:p>2h19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watch?v=oRj9pg3Tyi0" xlink:type="simple">link</text:a></text:p>
          </table:table-cell>
          <table:table-cell table:number-columns-repeated="1019"/>
        </table:table-row>
        <table:table-row table:style-name="ro2">
          <table:table-cell table:style-name="ce24" table:number-columns-repeated="5"/>
          <table:table-cell table:style-name="ce30" table:number-columns-repeated="1019"/>
        </table:table-row>
        <table:table-row table:style-name="ro2">
          <table:table-cell table:style-name="ce22" office:value-type="string" calcext:value-type="string">
            <text:p>Angular Full Course - Learn Angular In 3 Hours | Angular Tutorial For Beginners | Simplilearn</text:p>
          </table:table-cell>
          <table:table-cell table:style-name="ce26" office:value-type="string" calcext:value-type="string">
            <text:p>Simplilearn</text:p>
          </table:table-cell>
          <table:table-cell table:style-name="ce26" office:value-type="string" calcext:value-type="string">
            <text:p>2h59’</text:p>
          </table:table-cell>
          <table:table-cell table:style-name="ce26" office:value-type="string" calcext:value-type="string">
            <text:p>OK</text:p>
          </table:table-cell>
          <table:table-cell table:style-name="ce28" office:value-type="string" calcext:value-type="string">
            <text:p><text:a xlink:href="https://www.youtube.com/watch?v=iZ1mlcCkY8A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Angular Tutorial for Beginners: Learn Angular &amp; TypeScript</text:p>
          </table:table-cell>
          <table:table-cell table:style-name="ce26" office:value-type="string" calcext:value-type="string">
            <text:p><text:s/>Programming with Mosh</text:p>
          </table:table-cell>
          <table:table-cell table:style-name="ce26" office:value-type="string" calcext:value-type="string">
            <text:p>2h02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watch?v=k5E2AVpwsko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Angular Projects | Build Angular 10 Projects - Creating Admin Dashboard Using Angular | Simplilearn</text:p>
          </table:table-cell>
          <table:table-cell table:style-name="ce26" office:value-type="string" calcext:value-type="string">
            <text:p>Simplilearn</text:p>
          </table:table-cell>
          <table:table-cell table:style-name="ce26" office:value-type="string" calcext:value-type="string">
            <text:p>1h10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watch?v=s7bKr_-GLtM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primeNG tutorial</text:p>
          </table:table-cell>
          <table:table-cell table:style-name="ce26" office:value-type="string" calcext:value-type="string">
            <text:p>PrimeNG</text:p>
          </table:table-cell>
          <table:table-cell table:style-name="ce26" office:value-type="string" calcext:value-type="string">
            <text:p>16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primefaces.org/primeng/#/setup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Coding with Mosh Angular Courses</text:p>
          </table:table-cell>
          <table:table-cell table:style-name="ce26" office:value-type="string" calcext:value-type="string">
            <text:p>Programming with Mosh</text:p>
          </table:table-cell>
          <table:table-cell table:style-name="ce26" office:value-type="string" calcext:value-type="string">
            <text:p>Cursos pagos, 15USD cada.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codewithmosh.com/courses?query=angula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Angular, Spring e Heroku</text:p>
          </table:table-cell>
          <table:table-cell table:style-name="ce27" office:value-type="string" calcext:value-type="string">
            <text:p>Java Guides</text:p>
          </table:table-cell>
          <table:table-cell table:style-name="ce27" office:value-type="string" calcext:value-type="string">
            <text:p>27 vídeos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nks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Angular + Spring Boot CRUD Full Stack Application</text:p>
          </table:table-cell>
          <table:table-cell table:style-name="ce23" office:value-type="string" calcext:value-type="string">
            <text:p>Java Guides</text:p>
          </table:table-cell>
          <table:table-cell table:style-name="ce23" office:value-type="string" calcext:value-type="string">
            <text:p>26 vídeo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<text:a xlink:href="https://www.youtube.com/playlist?list=PLGRDMO4rOGcNzi3CpBWsCdQSzbjdWWy-f" xlink:type="simple">link</text:a>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Create and Deploy Angular Application to Heroku - Step by Step Guide</text:p>
          </table:table-cell>
          <table:table-cell table:style-name="ce23" office:value-type="string" calcext:value-type="string">
            <text:p>Java Guides</text:p>
          </table:table-cell>
          <table:table-cell table:style-name="ce23" office:value-type="string" calcext:value-type="string">
            <text:p>17’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<text:a xlink:href="https://www.youtube.com/watch?v=HWBSSC7Vbg0&amp;list=PLGRDMO4rOGcPt1zTgO6RU5a78YbhwhYFX&amp;index=6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Angular Course by Maximilian on Udemy</text:p>
          </table:table-cell>
          <table:table-cell table:style-name="ce26" office:value-type="string" calcext:value-type="string">
            <text:p>Maximilian Schwarzmüller</text:p>
          </table:table-cell>
          <table:table-cell table:style-name="ce26" office:value-type="string" calcext:value-type="string">
            <text:p>Curso pago, R$184.90.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udemy.com/course/the-complete-guide-to-angular-2/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Angular Crash Course</text:p>
          </table:table-cell>
          <table:table-cell table:style-name="ce26" office:value-type="string" calcext:value-type="string">
            <text:p><text:s/>Traversy Media</text:p>
          </table:table-cell>
          <table:table-cell table:style-name="ce26" office:value-type="string" calcext:value-type="string">
            <text:p>2h01’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<text:a xlink:href="https://www.youtube.com/watch?v=3dHNOWTI7H8" xlink:type="simple">link</text:a>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56:30.107691915</meta:creation-date>
    <meta:generator>LibreOffice/6.4.7.2$Linux_X86_64 LibreOffice_project/40$Build-2</meta:generator>
    <dc:date>2022-03-03T08:01:48.531562348</dc:date>
    <meta:editing-duration>PT5H5M52S</meta:editing-duration>
    <meta:editing-cycles>18</meta:editing-cycles>
    <meta:document-statistic meta:table-count="2" meta:cell-count="240" meta:object-count="0"/>
  </office:meta>
</office:document-meta>
</file>